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.0833in" fo:padding-top="0.0417in" fo:padding-bottom="0.0417in" fo:border="none"/>
    </style:style>
    <style:style style:name="Table1.B1" style:family="table-cell">
      <style:table-cell-properties fo:padding-left="0in" fo:padding-right="0in" fo:padding-top="0.0417in" fo:padding-bottom="0.0417in" fo:border="none"/>
    </style:style>
    <style:style style:name="P1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25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.222in" style:contextual-spacing="false"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top="0in" fo:margin-bottom="0.1665in" style:contextual-spacing="false" fo:orphans="0" fo:widows="0"/>
    </style:style>
    <style:style style:name="P7" style:family="paragraph" style:parent-style-name="Standard">
      <style:paragraph-properties fo:margin-top="0in" fo:margin-bottom="0.0555in" style:contextual-spacing="false"/>
    </style:style>
    <style:style style:name="P8" style:family="paragraph" style:parent-style-name="Standard">
      <style:paragraph-properties fo:margin-top="0in" fo:margin-bottom="0.111in" style:contextual-spacing="false"/>
    </style:style>
    <style:style style:name="P9" style:family="paragraph" style:parent-style-name="Standard">
      <style:paragraph-properties fo:margin-top="0in" fo:margin-bottom="0.0835in" style:contextual-spacing="false"/>
    </style:style>
    <style:style style:name="P10" style:family="paragraph" style:parent-style-name="Standard">
      <style:paragraph-properties fo:margin-top="0in" fo:margin-bottom="0.1945in" style:contextual-spacing="false"/>
    </style:style>
    <style:style style:name="P11" style:family="paragraph" style:parent-style-name="Standard">
      <style:paragraph-properties fo:margin-top="0in" fo:margin-bottom="0.222in" style:contextual-spacing="false"/>
    </style:style>
    <style:style style:name="P12" style:family="paragraph" style:parent-style-name="Standard">
      <style:paragraph-properties fo:margin-top="0in" fo:margin-bottom="0.139in" style:contextual-spacing="false"/>
    </style:style>
    <style:style style:name="T1" style:family="text">
      <style:text-properties fo:color="#202124" loext:opacity="100%" style:font-name="Calibri" fo:font-size="24pt" fo:font-weight="bold" style:font-name-asian="Calibri2" style:font-size-asian="24pt" style:font-weight-asian="bold" style:font-name-complex="Calibri2" style:font-size-complex="24pt" style:font-weight-complex="bold"/>
    </style:style>
    <style:style style:name="T2" style:family="text">
      <style:text-properties fo:color="#202124" loext:opacity="100%"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3" style:family="text">
      <style:text-properties fo:color="#202124" loext:opacity="100%"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4" style:family="text">
      <style:text-properties fo:color="#5f6368" loext:opacity="100%" style:font-name="Calibri" fo:font-size="12pt" style:font-name-asian="Calibri2" style:font-size-asian="12pt" style:font-name-complex="Calibri2" style:font-size-complex="12pt"/>
    </style:style>
    <style:style style:name="T5" style:family="text">
      <style:text-properties fo:color="#5f6368" loext:opacity="100%" style:font-name="Calibri" fo:font-size="10pt" style:font-name-asian="Calibri2" style:font-size-asian="10pt" style:font-name-complex="Calibri2" style:font-size-complex="10pt"/>
    </style:style>
    <style:style style:name="T6" style:family="text">
      <style:text-properties fo:color="#5f6368" loext:opacity="100%" style:font-name="Calibri" fo:font-size="10pt" fo:font-style="italic" style:font-name-asian="Calibri2" style:font-size-asian="10pt" style:font-style-asian="italic" style:font-name-complex="Calibri2" style:font-size-complex="10pt" style:font-style-complex="italic"/>
    </style:style>
    <style:style style:name="T7" style:family="text">
      <style:text-properties fo:color="#5f6368" loext:opacity="100%" style:font-name="Calibri" fo:font-size="11pt" style:font-name-asian="Calibri2" style:font-size-asian="11pt" style:font-name-complex="Calibri2" style:font-size-complex="11pt"/>
    </style:style>
    <style:style style:name="T8" style:family="text">
      <style:text-properties fo:color="#1a73e8" loext:opacity="100%" style:font-name="Calibri" fo:font-size="10pt" style:text-underline-style="solid" style:text-underline-width="auto" style:text-underline-color="font-color" style:font-name-asian="Calibri2" style:font-size-asian="10pt" style:font-name-complex="Calibri2" style:font-size-complex="10pt"/>
    </style:style>
    <style:style style:name="T9" style:family="text">
      <style:text-properties fo:color="#1a73e8" loext:opacity="100%"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10" style:family="text">
      <style:text-properties style:font-name="Calibri" fo:font-size="10pt" style:font-name-asian="Calibri2" style:font-size-asian="10pt" style:font-name-complex="Calibri2" style:font-size-complex="10pt"/>
    </style:style>
    <style:style style:name="T11" style:family="text">
      <style:text-properties style:font-name="Calibri" fo:font-size="11pt" style:font-name-asian="Calibri2" style:font-size-asian="11pt" style:font-name-complex="Calibri2" style:font-size-complex="11pt"/>
    </style:style>
    <style:style style:name="T12" style:family="text">
      <style:text-properties style:font-name="Calibri" fo:font-size="11pt" officeooo:rsid="00071fcc" style:font-name-asian="Calibri2" style:font-size-asian="11pt" style:font-name-complex="Calibri2" style:font-size-complex="11pt"/>
    </style:style>
    <style:style style:name="T13" style:family="text">
      <style:text-properties fo:color="#34a853" loext:opacity="100%"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4" style:family="text">
      <style:text-properties fo:color="#34a853" loext:opacity="100%" style:font-name="Calibri" fo:font-size="11pt" fo:font-weight="bold" officeooo:rsid="00071fcc" style:font-name-asian="Calibri2" style:font-size-asian="11pt" style:font-weight-asian="bold" style:font-name-complex="Calibri2" style:font-size-complex="11pt" style:font-weight-complex="bold"/>
    </style:style>
    <style:style style:name="T15" style:family="text">
      <style:text-properties fo:color="#c9211e" loext:opacity="100%"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6" style:family="text">
      <style:text-properties fo:color="#c9211e" loext:opacity="100%" style:font-name="Calibri" fo:font-size="11pt" style:font-name-asian="Calibri2" style:font-size-asian="11pt" style:font-name-complex="Calibri2" style:font-size-complex="11pt"/>
    </style:style>
    <style:style style:name="T17" style:family="text">
      <style:text-properties fo:color="#000000" loext:opacity="100%"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8" style:family="text">
      <style:text-properties fo:color="#000000" loext:opacity="100%" style:font-name="Calibri" fo:font-size="11pt" fo:font-weight="bold" officeooo:rsid="00071fcc" style:font-name-asian="Calibri2" style:font-size-asian="11pt" style:font-weight-asian="bold" style:font-name-complex="Calibri2" style:font-size-complex="11pt" style:font-weight-complex="bold"/>
    </style:style>
    <style:style style:name="T19" style:family="text">
      <style:text-properties fo:color="#000000" loext:opacity="100%" style:font-name="Calibri" fo:font-size="11pt" style:font-name-asian="Calibri2" style:font-size-asian="11pt" style:font-name-complex="Calibri2" style:font-size-complex="11pt"/>
    </style:style>
    <style:style style:name="T20" style:family="text">
      <style:text-properties fo:color="#000000" loext:opacity="100%" style:font-name="Calibri" fo:font-size="11pt" fo:font-weight="normal" officeooo:rsid="00071fcc" style:font-name-asian="Calibri2" style:font-size-asian="11pt" style:font-weight-asian="normal" style:font-name-complex="Calibri2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EW T. ERNST</text:span></text:p>
      <text:p text:style-name="P2"><text:span text:style-name="T4">Frontend Architect | Full-Stack Engineer | <text:s/>Data Analyst</text:span></text:p>
      <text:p text:style-name="P3"><text:span text:style-name="T5">Quincy, IL <text:s/>• <text:s/>(217) 653-9445 <text:s/>• <text:s/></text:span><text:a xlink:type="simple" xlink:href="mailto:dte.solutions.llc@gmail.com" text:style-name="Default_20_Style" text:visited-style-name="Default_20_Style"><text:span text:style-name="T8">dte.solutions.llc@gmail.com</text:span></text:a><text:span text:style-name="T10"> </text:span><text:a xlink:type="simple" xlink:href="https://dte-84.github.io/DTE-E-Portfoio" text:style-name="Default_20_Style" text:visited-style-name="Default_20_Style"><text:span text:style-name="T8">GitHub</text:span></text:a><text:span text:style-name="T5"> <text:s/>• <text:s/></text:span><text:a xlink:type="simple" xlink:href="https://dte-solutions.icu" text:style-name="Default_20_Style" text:visited-style-name="Default_20_Style"><text:span text:style-name="T8">Website</text:span></text:a><text:span text:style-name="T5"> <text:s/>• <text:s/></text:span><text:a xlink:type="simple" xlink:href="https://linkedin.com/in/dte84" text:style-name="Default_20_Style" text:visited-style-name="Default_20_Style"><text:span text:style-name="T8">LinkedIn</text:span></text:a></text:p>
      <text:p text:style-name="Section_20_Title">EXECUTIVE PROFILE</text:p>
      <text:p text:style-name="P4"><text:span text:style-name="T11">Elite software architect bridging advanced engineering with strategic communication. Dual degrees in Public Relations and Marketing enable translation of complex algorithmic logic into intuitive user experiences. Specialized in </text:span><text:span text:style-name="T12">engineering</text:span><text:span text:style-name="T11"> production-grade systems from </text:span><text:span text:style-name="T12">HIPAA</text:span><text:span text:style-name="T11">-compliant clinical engines to Behavioral AI fin-tech platforms, with proven ability to transform technical velocity into measurable business value.</text:span></text:p>
      <text:p text:style-name="Section_20_Title">TECHNICAL EXPERTIS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Languages:</text:span></text:p>
          </table:table-cell>
          <table:table-cell table:style-name="Table1.B1" office:value-type="string">
            <text:p text:style-name="P5"><text:span text:style-name="T11">TypeScript, JavaScript (ES6+), Python, Java, C#, SQL (PostgreSQL), NoSQL (MongoDB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Frameworks:</text:span></text:p>
          </table:table-cell>
          <table:table-cell table:style-name="Table1.B1" office:value-type="string">
            <text:p text:style-name="P5"><text:span text:style-name="T11">React 19, Next.js, Node.js, FastAPI, .NET Cor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Cloud &amp; DevOps:</text:span></text:p>
          </table:table-cell>
          <table:table-cell table:style-name="Table1.B1" office:value-type="string">
            <text:p text:style-name="P5"><text:span text:style-name="T11">AWS (S3, EC2), Docker, CI/CD (GitHub Actions), Vercel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AI Integration:</text:span></text:p>
          </table:table-cell>
          <table:table-cell table:style-name="Table1.B1" office:value-type="string">
            <text:p text:style-name="P5"><text:span text:style-name="T11">GPT-4o, Claude 3.5, Behavioral Modeling, Long-Term Memory System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Methodology:</text:span></text:p>
          </table:table-cell>
          <table:table-cell table:style-name="Table1.B1" office:value-type="string">
            <text:p text:style-name="P6"><text:span text:style-name="T11">SDLC, Object-Oriented Design, Agile/Scrum, High-Fidelity UI/UX Design</text:span></text:p>
          </table:table-cell>
        </table:table-row>
      </table:table>
      <text:p text:style-name="Section_20_Title">ENGINEERING LEADERSHIP</text:p>
      <text:p text:style-name="P7"><text:span text:style-name="T3">Founder &amp; Principal Consultant</text:span><text:span text:style-name="T4"> <text:s/>| <text:s/></text:span><text:span text:style-name="T9">DTE Solutions LLC</text:span></text:p>
      <text:p text:style-name="P8"><text:span text:style-name="T6">2025 – Present <text:s/>• <text:s/>Tech Stack: TypeScript, Next.js, Node.js, C#, .NET Core, AWS, Docker</text:span></text:p>
      <text:p text:style-name="P9"><text:span text:style-name="T13">• </text:span><text:span text:style-name="T11">Established independent consultancy </text:span><text:span text:style-name="T12">engineering</text:span><text:span text:style-name="T11"> specialized analytical tools using Next.js for frontend and Node.js for backend data orchestration</text:span></text:p>
      <text:p text:style-name="P9"><text:span text:style-name="T13">• </text:span><text:span text:style-name="T11">Designed high-performance API integration road map for automotive client, navigating complex data-sensitivity constraints to architect secure inventory management interface</text:span></text:p>
      <text:p text:style-name="P10"><text:span text:style-name="T13">• </text:span><text:span text:style-name="T11">Orchestrated full product life cycle utilizing Docker for containerization and AWS (EC2/S3) for production deployments with GitHub Actions CI/CD</text:span></text:p>
      <text:p text:style-name="P7"><text:span text:style-name="T3">Founder &amp; Principal Engineer</text:span><text:span text:style-name="T4"> <text:s/>| <text:s/></text:span><text:span text:style-name="T9">NestLegacy</text:span></text:p>
      <text:p text:style-name="P8"><text:span text:style-name="T6">2026 <text:s/>• <text:s/>Digital Trust Layer for $84T Wealth Transfer <text:s/>• <text:s/>Tech Stack: Next.js, TypeScript, GPT-4o, Tailwind CSS</text:span></text:p>
      <text:p text:style-name="P9"><text:span text:style-name="T13">• </text:span><text:span text:style-name="T11">Engineered AI-driven behavioral lead qualification engine utilizing GPT-4o via OpenAI API, integrated into Next.js application</text:span></text:p>
      <text:p text:style-name="P9"><text:span text:style-name="T13">•</text:span><text:span text:style-name="T17"> </text:span><text:span text:style-name="T20">Designed</text:span><text:span text:style-name="T19"> </text:span><text:span text:style-name="T11">interactive longevity and tax-exposure calculators using TypeScript, delivering immediate mathematical value through high-fidelity UI components</text:span></text:p>
      <text:p text:style-name="P10"><text:span text:style-name="T13">• </text:span><text:span text:style-name="T11">Developed modular hub-style architecture deployed on Vercel ensuring global scalability and data integrity across enterprise branches</text:span></text:p>
      <text:p text:style-name="P7"><text:span text:style-name="T3">Lead Full-Stack Developer</text:span><text:span text:style-name="T4"> <text:s/>| <text:s/></text:span><text:span text:style-name="T9">Pulse (Behavioral Finance AI)</text:span></text:p>
      <text:p text:style-name="P8"><text:soft-page-break/><text:span text:style-name="T6">2026 <text:s/>• <text:s/>Tech Stack: React 19, FastAPI (Python), PostgreSQL, MongoDB, AWS S3, Recharts</text:span></text:p>
      <text:p text:style-name="P9"><text:span text:style-name="T13">• </text:span><text:span text:style-name="T11">Engineered "Nova," an evolving AI consciousness using GPT-4o implementing behavioral mirroring to correlate PostgreSQL financial data with user stress indices</text:span></text:p>
      <text:p text:style-name="P9"><text:span text:style-name="T13">• </text:span><text:span text:style-name="T11">Designed relational database schemas in PostgreSQL maintaining strict ACID compliance for financial transactional data with detailed behavioral tracking</text:span></text:p>
      <text:p text:style-name="P9"><text:span text:style-name="T13">• </text:span><text:span text:style-name="T11">Architected multi-tier system utilizing React 19 and FastAPI asynchronous backend achieving sub-millisecond data delivery to Recharts visualization</text:span></text:p>
      <text:p text:style-name="P10"><text:span text:style-name="T13">• </text:span><text:span text:style-name="T11">Integrated AWS S3 receipt system utilizing encrypted pre-signed URL protocols ensuring audit-ready data persistence and uncompromising user privacy</text:span></text:p>
      <text:p text:style-name="P7"><text:span text:style-name="T3">Lead Software Engineer</text:span><text:span text:style-name="T4"> <text:s/>| <text:s/></text:span><text:span text:style-name="T9">Marion County DDSD (Missouri DMH)</text:span></text:p>
      <text:p text:style-name="P8"><text:span text:style-name="T6">2026 <text:s/>• <text:s/>HIPAA-Compliant Clinical Documentation Engine <text:s/>• <text:s/>Tech Stack: JavaScript, Java, OOD, CSS3, HTML5</text:span></text:p>
      <text:p text:style-name="P9"><text:span text:style-name="T13">• </text:span><text:span text:style-name="T11">Developed intelligent phrasing engine in vanilla JavaScript applying Object-Oriented Design to translate complex clinical requirements into intuitive UI patterns</text:span></text:p>
      <text:p text:style-name="P9"><text:span text:style-name="T13">• </text:span><text:span text:style-name="T11">Reduced documentation revision cycles by </text:span><text:span text:style-name="T12">designing</text:span><text:span text:style-name="T11"> custom state management system ensuring 100% adherence to Missouri DMH state audit requirements</text:span></text:p>
      <text:p text:style-name="P10"><text:span text:style-name="T13">• </text:span><text:span text:style-name="T11">Engineered in-memory processing architecture satisfying stringent HIPAA security standards without compromising system speed or data integrity</text:span></text:p>
      <text:p text:style-name="P7"><text:span text:style-name="T3">Full-Stack Engineer</text:span><text:span text:style-name="T4"> <text:s/>| <text:s/></text:span><text:span text:style-name="T9">Caddie &amp; Fluff Ecosystem</text:span></text:p>
      <text:p text:style-name="P8"><text:span text:style-name="T6">2025 – 2026 <text:s/>• <text:s/>Biomechanical Intelligence &amp; Performance Tracking <text:s/>• <text:s/>Tech Stack: React, TypeScript, Node.js, MongoDB, Firebase</text:span></text:p>
      <text:p text:style-name="P9"><text:span text:style-name="T13">• </text:span><text:span text:style-name="T11">Engineered computer vision engine using Python and OpenCV to analyze skeletal alignment, streaming real-time kinematic feedback to React mobile interface</text:span></text:p>
      <text:p text:style-name="P9"><text:span text:style-name="T13">• </text:span><text:span text:style-name="T11">Developed "Live Skins" synchronization engine using Node.js, Socket.io, and MongoDB providing real-time competitive precision for multiple users</text:span></text:p>
      <text:p text:style-name="P11"><text:span text:style-name="T13">• </text:span><text:span text:style-name="T11">Leveraged Firebase (Auth &amp; Firestore) as primary real-time database managing user state, GPS coordinates, and tactical course advice synchronization</text:span></text:p>
      <text:p text:style-name="Section_20_Title">EDUCATION &amp; TRAINING</text:p>
      <text:p text:style-name="P9"><text:span text:style-name="T2">Advanced Engineering Mentorship</text:span><text:span text:style-name="T7"> <text:s/>| <text:s/>David Bragg (Senior Software Engineer) <text:s/>| <text:s/>2025 – 2026</text:span></text:p>
      <text:p text:style-name="P12"><text:span text:style-name="T11">Intensive 1-on-1 technical mentorship focused on enterprise-grade software architecture, advanced OOD principles, and production lifecycle management</text:span></text:p>
      <text:p text:style-name="P9"><text:span text:style-name="T2">Frontend Simplified Bootcamp</text:span><text:span text:style-name="T7"> <text:s/>| <text:s/>Production-Grade React &amp; Software Architecture <text:s/>| <text:s/>2025</text:span></text:p>
      <text:p text:style-name="P12"><text:span text:style-name="T11">Comprehensive immersion in modern frontend ecosystems, focusing on state management complexity and elite UI implementation</text:span></text:p>
      <text:p text:style-name="P9"><text:span text:style-name="T2">B.S. Communication (Public Relations Focus)</text:span><text:span text:style-name="T7"> <text:s/>| <text:s/>Quincy University <text:s/>| <text:s/>GPA: 3.8</text:span></text:p>
      <text:p text:style-name="Standard"><text:span text:style-name="T2">B.S. Marketing</text:span><text:span text:style-name="T7"> <text:s/>| <text:s/>Culver-Stockton College <text:s/>| <text:s/>GPA: 3.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252in" style:contextual-spacing="false"/>
      <style:text-properties fo:color="#1a73e8" loext:opacity="100%" style:font-name="Calibri1" fo:font-family="Calibri" style:font-family-generic="swiss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665in" fo:margin-bottom="0.0835in" style:contextual-spacing="false"/>
      <style:text-properties fo:color="#202124" loext:opacity="100%" style:font-name="Calibri1" fo:font-family="Calibri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Calibri2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Section_20_Title" style:display-name="Section Title" style:family="paragraph">
      <style:paragraph-properties fo:margin-top="0.222in" fo:margin-bottom="0.111in" style:contextual-spacing="false" fo:padding-left="0in" fo:padding-right="0in" fo:padding-top="0in" fo:padding-bottom="0.0555in" fo:border-left="none" fo:border-right="none" fo:border-top="none" fo:border-bottom="1.5pt solid #1a73e8"/>
      <style:text-properties fo:color="#1a73e8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-named</meta:initial-creator>
    <meta:editing-cycles>2</meta:editing-cycles>
    <meta:creation-date>2026-03-13T16:59:30.308000000</meta:creation-date>
    <dc:date>2026-03-13T12:07:47.903000000</dc:date>
    <meta:editing-duration>PT3M</meta:editing-duration>
    <meta:document-statistic meta:table-count="1" meta:image-count="0" meta:object-count="0" meta:page-count="2" meta:paragraph-count="50" meta:word-count="616" meta:character-count="4805" meta:non-whitespace-character-count="4185"/>
    <meta:generator>MtscOffice/7.4.2.3$Windows_X86_64 LibreOffice_project/382eef1f22670f7f4118c8c2dd222ec7ad009daf</meta:generator>
  </office:meta>
</office:document-meta>
</file>